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043a" officeooo:paragraph-rsid="001e043a"/>
    </style:style>
    <style:style style:name="P2" style:family="paragraph" style:parent-style-name="Standard">
      <style:text-properties officeooo:rsid="00250d2f" officeooo:paragraph-rsid="00250d2f"/>
    </style:style>
    <style:style style:name="P3" style:family="paragraph" style:parent-style-name="Standard">
      <style:text-properties fo:font-weight="normal" officeooo:rsid="002a0020" officeooo:paragraph-rsid="002a0020" style:font-weight-asian="normal" style:font-weight-complex="normal"/>
    </style:style>
    <style:style style:name="P4" style:family="paragraph" style:parent-style-name="Heading">
      <style:text-properties officeooo:rsid="00357178" officeooo:paragraph-rsid="00357178"/>
    </style:style>
    <style:style style:name="P5" style:family="paragraph" style:parent-style-name="Standard" style:list-style-name="L1">
      <style:text-properties officeooo:paragraph-rsid="001c201d"/>
    </style:style>
    <style:style style:name="P6" style:family="paragraph" style:parent-style-name="Standard" style:list-style-name="L2">
      <style:text-properties officeooo:rsid="001c201d" officeooo:paragraph-rsid="00357178"/>
    </style:style>
    <style:style style:name="P7" style:family="paragraph" style:parent-style-name="Standard" style:list-style-name="L2">
      <style:text-properties officeooo:rsid="00357178" officeooo:paragraph-rsid="00357178"/>
    </style:style>
    <style:style style:name="P8" style:family="paragraph" style:parent-style-name="Standard" style:list-style-name="L2">
      <style:text-properties officeooo:rsid="001e043a" officeooo:paragraph-rsid="001e043a"/>
    </style:style>
    <style:style style:name="P9" style:family="paragraph" style:parent-style-name="Standard" style:list-style-name="L3">
      <style:text-properties officeooo:rsid="001e043a" officeooo:paragraph-rsid="001e043a"/>
    </style:style>
    <style:style style:name="P10" style:family="paragraph" style:parent-style-name="Standard" style:list-style-name="L3">
      <style:text-properties officeooo:rsid="001ee869" officeooo:paragraph-rsid="0034dd9f"/>
    </style:style>
    <style:style style:name="P11" style:family="paragraph" style:parent-style-name="Standard" style:list-style-name="L3">
      <style:text-properties officeooo:rsid="001ee869" officeooo:paragraph-rsid="001ee869"/>
    </style:style>
    <style:style style:name="P12" style:family="paragraph" style:parent-style-name="Standard" style:list-style-name="L3">
      <style:text-properties officeooo:rsid="001f32d6" officeooo:paragraph-rsid="001f32d6"/>
    </style:style>
    <style:style style:name="P13" style:family="paragraph" style:parent-style-name="Standard" style:list-style-name="L3">
      <style:text-properties officeooo:rsid="001fafa8" officeooo:paragraph-rsid="001fafa8"/>
    </style:style>
    <style:style style:name="P14" style:family="paragraph" style:parent-style-name="Standard" style:list-style-name="L3">
      <style:text-properties officeooo:rsid="00203641" officeooo:paragraph-rsid="00203641"/>
    </style:style>
    <style:style style:name="P15" style:family="paragraph" style:parent-style-name="Standard" style:list-style-name="L3">
      <style:text-properties officeooo:rsid="0020d562" officeooo:paragraph-rsid="0020d562"/>
    </style:style>
    <style:style style:name="P16" style:family="paragraph" style:parent-style-name="Standard" style:list-style-name="L3">
      <style:text-properties officeooo:rsid="00228f80" officeooo:paragraph-rsid="00228f80"/>
    </style:style>
    <style:style style:name="P17" style:family="paragraph" style:parent-style-name="Standard" style:list-style-name="L3">
      <style:text-properties officeooo:rsid="00395a3e" officeooo:paragraph-rsid="00395a3e"/>
    </style:style>
    <style:style style:name="P18" style:family="paragraph" style:parent-style-name="Standard" style:list-style-name="L3">
      <style:text-properties officeooo:rsid="00234340" officeooo:paragraph-rsid="00234340"/>
    </style:style>
    <style:style style:name="P19" style:family="paragraph" style:parent-style-name="Standard" style:list-style-name="L3">
      <style:text-properties officeooo:rsid="00241686" officeooo:paragraph-rsid="00241686"/>
    </style:style>
    <style:style style:name="P20" style:family="paragraph" style:parent-style-name="Standard" style:list-style-name="L3">
      <style:text-properties officeooo:rsid="00265243" officeooo:paragraph-rsid="00265243"/>
    </style:style>
    <style:style style:name="P21" style:family="paragraph" style:parent-style-name="Standard" style:list-style-name="L3">
      <style:text-properties officeooo:rsid="00282a15" officeooo:paragraph-rsid="00282a15"/>
    </style:style>
    <style:style style:name="P22" style:family="paragraph" style:parent-style-name="Standard" style:list-style-name="L3">
      <style:text-properties officeooo:rsid="00376464" officeooo:paragraph-rsid="00376464"/>
    </style:style>
    <style:style style:name="P23" style:family="paragraph" style:parent-style-name="Standard" style:list-style-name="L3">
      <style:text-properties fo:font-weight="normal" officeooo:rsid="002a0020" officeooo:paragraph-rsid="002a0020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2ab4f1" officeooo:paragraph-rsid="002ab4f1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2ab4f1" officeooo:paragraph-rsid="002b3b85" style:font-weight-asian="normal" style:font-weight-complex="normal"/>
    </style:style>
    <style:style style:name="P26" style:family="paragraph" style:parent-style-name="Standard" style:list-style-name="L3">
      <style:text-properties fo:font-weight="normal" officeooo:rsid="002b3b85" officeooo:paragraph-rsid="002b3b85" style:font-weight-asian="normal" style:font-weight-complex="normal"/>
    </style:style>
    <style:style style:name="P27" style:family="paragraph" style:parent-style-name="Standard" style:list-style-name="L3">
      <style:text-properties fo:font-weight="normal" officeooo:rsid="002c1b08" officeooo:paragraph-rsid="002c1b08" style:font-weight-asian="normal" style:font-weight-complex="normal"/>
    </style:style>
    <style:style style:name="P28" style:family="paragraph" style:parent-style-name="Standard" style:list-style-name="L3">
      <style:text-properties fo:font-weight="normal" officeooo:rsid="002debb7" officeooo:paragraph-rsid="002debb7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2eaf9c" officeooo:paragraph-rsid="002eaf9c" style:font-weight-asian="normal" style:font-weight-complex="normal"/>
    </style:style>
    <style:style style:name="P30" style:family="paragraph" style:parent-style-name="Standard" style:list-style-name="L3">
      <style:text-properties fo:font-weight="normal" officeooo:rsid="002eaf9c" officeooo:paragraph-rsid="00302fa8" style:font-weight-asian="normal" style:font-weight-complex="normal"/>
    </style:style>
    <style:style style:name="P31" style:family="paragraph" style:parent-style-name="Standard" style:list-style-name="L3">
      <style:text-properties fo:font-weight="normal" officeooo:rsid="00302fa8" officeooo:paragraph-rsid="00302fa8" style:font-weight-asian="normal" style:font-weight-complex="normal"/>
    </style:style>
    <style:style style:name="P32" style:family="paragraph" style:parent-style-name="Standard" style:list-style-name="L3">
      <style:text-properties fo:font-weight="normal" officeooo:rsid="00315a32" officeooo:paragraph-rsid="00315a32" style:font-weight-asian="normal" style:font-weight-complex="normal"/>
    </style:style>
    <style:style style:name="P33" style:family="paragraph" style:parent-style-name="Standard" style:list-style-name="L3">
      <style:text-properties fo:font-weight="normal" officeooo:rsid="0031f161" officeooo:paragraph-rsid="0031f161" style:font-weight-asian="normal" style:font-weight-complex="normal"/>
    </style:style>
    <style:style style:name="P34" style:family="paragraph" style:parent-style-name="Standard" style:list-style-name="L3">
      <style:text-properties fo:font-weight="normal" officeooo:rsid="0033a056" officeooo:paragraph-rsid="0033a056" style:font-weight-asian="normal" style:font-weight-complex="normal"/>
    </style:style>
    <style:style style:name="P35" style:family="paragraph" style:parent-style-name="Standard" style:list-style-name="L5">
      <style:text-properties officeooo:paragraph-rsid="0046c0b2"/>
    </style:style>
    <style:style style:name="P36" style:family="paragraph" style:parent-style-name="Standard" style:list-style-name="L5">
      <style:text-properties officeooo:paragraph-rsid="00488e0e"/>
    </style:style>
    <style:style style:name="P37" style:family="paragraph" style:parent-style-name="Standard" style:list-style-name="L5">
      <style:text-properties officeooo:paragraph-rsid="004a6bcf"/>
    </style:style>
    <style:style style:name="P38" style:family="paragraph" style:parent-style-name="Standard" style:list-style-name="L5">
      <style:text-properties officeooo:paragraph-rsid="005a9060"/>
    </style:style>
    <style:style style:name="P39" style:family="paragraph" style:parent-style-name="Standard" style:list-style-name="L5">
      <style:text-properties officeooo:rsid="003d759f" officeooo:paragraph-rsid="003d759f"/>
    </style:style>
    <style:style style:name="P40" style:family="paragraph" style:parent-style-name="Standard" style:list-style-name="L5">
      <style:text-properties officeooo:rsid="003d759f" officeooo:paragraph-rsid="00431c63"/>
    </style:style>
    <style:style style:name="P41" style:family="paragraph" style:parent-style-name="Standard" style:list-style-name="L5">
      <style:text-properties officeooo:rsid="003ea852" officeooo:paragraph-rsid="003ea852"/>
    </style:style>
    <style:style style:name="P42" style:family="paragraph" style:parent-style-name="Standard" style:list-style-name="L5">
      <style:text-properties officeooo:rsid="003ea852" officeooo:paragraph-rsid="00431c63"/>
    </style:style>
    <style:style style:name="P43" style:family="paragraph" style:parent-style-name="Standard" style:list-style-name="L2">
      <style:text-properties officeooo:rsid="003ea852" officeooo:paragraph-rsid="003ea852"/>
    </style:style>
    <style:style style:name="P44" style:family="paragraph" style:parent-style-name="Standard" style:list-style-name="L5">
      <style:text-properties officeooo:rsid="00409e8a" officeooo:paragraph-rsid="00409e8a"/>
    </style:style>
    <style:style style:name="P45" style:family="paragraph" style:parent-style-name="Standard" style:list-style-name="L5">
      <style:text-properties officeooo:rsid="0041ef90" officeooo:paragraph-rsid="0041ef90"/>
    </style:style>
    <style:style style:name="P46" style:family="paragraph" style:parent-style-name="Standard" style:list-style-name="L5">
      <style:text-properties officeooo:rsid="00431c63" officeooo:paragraph-rsid="00431c63"/>
    </style:style>
    <style:style style:name="P47" style:family="paragraph" style:parent-style-name="Standard" style:list-style-name="L5">
      <style:text-properties officeooo:rsid="004510fc" officeooo:paragraph-rsid="004510fc"/>
    </style:style>
    <style:style style:name="P48" style:family="paragraph" style:parent-style-name="Standard" style:list-style-name="L5">
      <style:text-properties officeooo:rsid="0046c0b2" officeooo:paragraph-rsid="0046c0b2"/>
    </style:style>
    <style:style style:name="P49" style:family="paragraph" style:parent-style-name="Standard" style:list-style-name="L5">
      <style:text-properties officeooo:rsid="0046d578" officeooo:paragraph-rsid="0046d578"/>
    </style:style>
    <style:style style:name="P50" style:family="paragraph" style:parent-style-name="Standard" style:list-style-name="L5">
      <style:text-properties officeooo:rsid="0046d578" officeooo:paragraph-rsid="00488e0e"/>
    </style:style>
    <style:style style:name="P51" style:family="paragraph" style:parent-style-name="Standard" style:list-style-name="L5">
      <style:text-properties officeooo:rsid="00484876" officeooo:paragraph-rsid="00488e0e"/>
    </style:style>
    <style:style style:name="P52" style:family="paragraph" style:parent-style-name="Standard" style:list-style-name="L5">
      <style:text-properties officeooo:rsid="00488e0e" officeooo:paragraph-rsid="00488e0e"/>
    </style:style>
    <style:style style:name="P53" style:family="paragraph" style:parent-style-name="Standard" style:list-style-name="L5">
      <style:text-properties officeooo:rsid="004a6bcf" officeooo:paragraph-rsid="004a6bcf"/>
    </style:style>
    <style:style style:name="P54" style:family="paragraph" style:parent-style-name="Standard" style:list-style-name="L9">
      <style:text-properties officeooo:rsid="004b1374" officeooo:paragraph-rsid="004b1374"/>
    </style:style>
    <style:style style:name="P55" style:family="paragraph" style:parent-style-name="Standard" style:list-style-name="L9">
      <style:text-properties officeooo:rsid="004b212c" officeooo:paragraph-rsid="004b212c"/>
    </style:style>
    <style:style style:name="P56" style:family="paragraph" style:parent-style-name="Standard" style:list-style-name="L9">
      <style:text-properties officeooo:rsid="004b212c" officeooo:paragraph-rsid="005a2d3d"/>
    </style:style>
    <style:style style:name="P57" style:family="paragraph" style:parent-style-name="Standard" style:list-style-name="L10">
      <style:text-properties officeooo:rsid="004b212c" officeooo:paragraph-rsid="004b212c"/>
    </style:style>
    <style:style style:name="P58" style:family="paragraph" style:parent-style-name="Standard" style:list-style-name="L10">
      <style:text-properties officeooo:rsid="004ce033" officeooo:paragraph-rsid="004ce033"/>
    </style:style>
    <style:style style:name="P59" style:family="paragraph" style:parent-style-name="Standard" style:list-style-name="L9">
      <style:text-properties officeooo:rsid="004dc1a5" officeooo:paragraph-rsid="004dc1a5"/>
    </style:style>
    <style:style style:name="P60" style:family="paragraph" style:parent-style-name="Standard" style:list-style-name="L9">
      <style:text-properties officeooo:rsid="004e7180" officeooo:paragraph-rsid="004e7180"/>
    </style:style>
    <style:style style:name="P61" style:family="paragraph" style:parent-style-name="Standard" style:list-style-name="L9">
      <style:text-properties officeooo:rsid="004f1ecf" officeooo:paragraph-rsid="004f1ecf"/>
    </style:style>
    <style:style style:name="P62" style:family="paragraph" style:parent-style-name="Standard">
      <style:text-properties officeooo:rsid="004f1ecf" officeooo:paragraph-rsid="005a2d3d"/>
    </style:style>
    <style:style style:name="P63" style:family="paragraph" style:parent-style-name="Standard" style:list-style-name="L9">
      <style:text-properties officeooo:paragraph-rsid="005a2d3d"/>
    </style:style>
    <style:style style:name="P64" style:family="paragraph" style:parent-style-name="Standard" style:list-style-name="L2">
      <style:text-properties officeooo:rsid="0051c036" officeooo:paragraph-rsid="0051c036"/>
    </style:style>
    <style:style style:name="P65" style:family="paragraph" style:parent-style-name="Standard" style:list-style-name="L2">
      <style:text-properties officeooo:rsid="0055a171" officeooo:paragraph-rsid="0055a171"/>
    </style:style>
    <style:style style:name="P66" style:family="paragraph" style:parent-style-name="Standard" style:list-style-name="L3">
      <style:text-properties officeooo:rsid="00574de7" officeooo:paragraph-rsid="00574de7"/>
    </style:style>
    <style:style style:name="P67" style:family="paragraph" style:parent-style-name="Standard" style:list-style-name="L9">
      <style:text-properties officeooo:rsid="005afec0" officeooo:paragraph-rsid="005afec0"/>
    </style:style>
    <style:style style:name="P68" style:family="paragraph" style:parent-style-name="Standard" style:list-style-name="L9">
      <style:text-properties officeooo:rsid="005ca170" officeooo:paragraph-rsid="005ca170"/>
    </style:style>
    <style:style style:name="P69" style:family="paragraph" style:parent-style-name="Standard" style:list-style-name="L9">
      <style:text-properties officeooo:rsid="005ce65a" officeooo:paragraph-rsid="005ce65a"/>
    </style:style>
    <style:style style:name="P70" style:family="paragraph" style:parent-style-name="Standard" style:list-style-name="L5">
      <style:text-properties officeooo:rsid="005dc583" officeooo:paragraph-rsid="005dc583"/>
    </style:style>
    <style:style style:name="P71" style:family="paragraph" style:parent-style-name="Text_20_body">
      <style:text-properties officeooo:rsid="0046c0b2" officeooo:paragraph-rsid="0046c0b2"/>
    </style:style>
    <style:style style:name="P72" style:family="paragraph" style:parent-style-name="Text_20_body">
      <style:text-properties officeooo:rsid="004b1374" officeooo:paragraph-rsid="004b1374"/>
    </style:style>
    <style:style style:name="P73" style:family="paragraph" style:parent-style-name="Heading" style:list-style-name="L3"/>
    <style:style style:name="P74" style:family="paragraph" style:parent-style-name="Heading">
      <style:text-properties officeooo:rsid="003c6a22" officeooo:paragraph-rsid="003c6a22"/>
    </style:style>
    <style:style style:name="P75" style:family="paragraph" style:parent-style-name="Heading">
      <style:text-properties officeooo:rsid="001c201d" officeooo:paragraph-rsid="001c201d"/>
    </style:style>
    <style:style style:name="P76" style:family="paragraph" style:parent-style-name="Heading_20_1">
      <style:text-properties fo:font-weight="bold" officeooo:rsid="001c201d" officeooo:paragraph-rsid="001c201d" style:font-weight-asian="bold" style:font-weight-complex="bold"/>
    </style:style>
    <style:style style:name="T1" style:family="text">
      <style:text-properties officeooo:rsid="001c201d"/>
    </style:style>
    <style:style style:name="T2" style:family="text">
      <style:text-properties officeooo:rsid="001fafa8"/>
    </style:style>
    <style:style style:name="T3" style:family="text">
      <style:text-properties officeooo:rsid="00250d2f"/>
    </style:style>
    <style:style style:name="T4" style:family="text">
      <style:text-properties officeooo:rsid="002ab4f1"/>
    </style:style>
    <style:style style:name="T5" style:family="text">
      <style:text-properties officeooo:rsid="002b3b85"/>
    </style:style>
    <style:style style:name="T6" style:family="text">
      <style:text-properties officeooo:rsid="00315a32"/>
    </style:style>
    <style:style style:name="T7" style:family="text">
      <style:text-properties officeooo:rsid="00409e8a"/>
    </style:style>
    <style:style style:name="T8" style:family="text">
      <style:text-properties officeooo:rsid="0041ef90"/>
    </style:style>
    <style:style style:name="T9" style:family="text">
      <style:text-properties officeooo:rsid="00431c63"/>
    </style:style>
    <style:style style:name="T10" style:family="text">
      <style:text-properties officeooo:rsid="0046c0b2"/>
    </style:style>
    <style:style style:name="T11" style:family="text">
      <style:text-properties officeooo:rsid="0046d578"/>
    </style:style>
    <style:style style:name="T12" style:family="text">
      <style:text-properties officeooo:rsid="00484876"/>
    </style:style>
    <style:style style:name="T13" style:family="text">
      <style:text-properties officeooo:rsid="00488e0e"/>
    </style:style>
    <style:style style:name="T14" style:family="text">
      <style:text-properties officeooo:rsid="004a6bcf"/>
    </style:style>
    <style:style style:name="T15" style:family="text">
      <style:text-properties officeooo:rsid="004ce033"/>
    </style:style>
    <style:style style:name="T16" style:family="text">
      <style:text-properties officeooo:rsid="004f1ecf"/>
    </style:style>
    <style:style style:name="T17" style:family="text">
      <style:text-properties officeooo:rsid="0053b13f"/>
    </style:style>
    <style:style style:name="T18" style:family="text">
      <style:text-properties officeooo:rsid="005871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6" text:outline-level="1">GA502 – Level Design II – Session 04</text:h>
      <text:p text:style-name="Standard"/>
      <text:h text:style-name="Heading_20_1" text:outline-level="1">UE4 Materials</text:h>
      <text:list xml:id="list579899420938482211" text:style-name="L1">
        <text:list-item>
          <text:p text:style-name="P5">Assets applied to meshes to control the visual properties.</text:p>
        </text:list-item>
        <text:list-item>
          <text:p text:style-name="P5"><text:span text:style-name="T1">A m</text:span>aterial is used to calculate how <text:span text:style-name="T1">light interacts with a surface.</text:span></text:p>
        </text:list-item>
      </text:list>
      <text:p text:style-name="P4">Material Editor</text:p>
      <text:list xml:id="list8339385232595459323" text:style-name="L2">
        <text:list-item>
          <text:p text:style-name="P6">Visual HLSL (High Level Shader Language) scripting</text:p>
        </text:list-item>
        <text:list-item>
          <text:p text:style-name="P7">Similar functionality to the blueprint graph editor</text:p>
        </text:list-item>
        <text:list-item>
          <text:p text:style-name="P43">Pallet</text:p>
        </text:list-item>
        <text:list-item>
          <text:p text:style-name="P43">Details</text:p>
        </text:list-item>
        <text:list-item>
          <text:p text:style-name="P7">Live Mode</text:p>
          <text:list>
            <text:list-item>
              <text:p text:style-name="P7">Live Nodes: only nodes are updated</text:p>
            </text:list-item>
            <text:list-item>
              <text:p text:style-name="P7">Live Update: shader is recompiled each time (can be time consuming)</text:p>
            </text:list-item>
          </text:list>
        </text:list-item>
      </text:list>
      <text:p text:style-name="P75">Material Expression Network</text:p>
      <text:list xml:id="list211456717883681" text:continue-numbering="true" text:style-name="L2">
        <text:list-item>
          <text:p text:style-name="P64">Material Expressions are snippets of HLSL that are combined <text:span text:style-name="T17">to form a network</text:span> to create complex surface shader<text:span text:style-name="T17">s</text:span>.</text:p>
        </text:list-item>
        <text:list-item>
          <text:p text:style-name="P65">Material Expression outputs are fed into a Material node which combines them to into a renderable Material.</text:p>
        </text:list-item>
        <text:list-item>
          <text:p text:style-name="P8">Material Expression reference:</text:p>
        </text:list-item>
      </text:list>
      <text:p text:style-name="P1"><text:a xlink:type="simple" xlink:href="https://docs.unrealengine.com/latest/INT/Engine/Rendering/Materials/ExpressionReference/index.html" text:style-name="Internet_20_link" text:visited-style-name="Visited_20_Internet_20_Link">https://docs.unrealengine.com/latest/INT/Engine/Rendering/Materials/ExpressionReference/index.html</text:a></text:p>
      <text:list xml:id="list3664234694878112760" text:style-name="L3">
        <text:list-item>
          <text:p text:style-name="P9">Colors</text:p>
          <text:list>
            <text:list-item>
              <text:p text:style-name="P9">RGBA</text:p>
            </text:list-item>
            <text:list-item>
              <text:p text:style-name="P9">Floating point (0.0 – 1.0)</text:p>
            </text:list-item>
            <text:list-item>
              <text:p text:style-name="P9">Overdrive </text:p>
              <text:list>
                <text:list-item>
                  <text:p text:style-name="P9">Emissive &gt;1.0 will increase brigtness.</text:p>
                </text:list-item>
              </text:list>
            </text:list-item>
          </text:list>
        </text:list-item>
        <text:list-item>
          <text:p text:style-name="P9">Textures</text:p>
          <text:list>
            <text:list-item>
              <text:p text:style-name="P9">Images that provide pixel based data</text:p>
            </text:list-item>
            <text:list-item>
              <text:p text:style-name="P9">Materials may use many textures as components</text:p>
            </text:list-item>
            <text:list-item>
              <text:p text:style-name="P9">Texture import:</text:p>
              <text:list>
                <text:list-item>
                  <text:p text:style-name="P9">Content Browser &gt; Import &gt; Select texture file</text:p>
                </text:list-item>
                <text:list-item>
                  <text:p text:style-name="P9">Supported formats:</text:p>
                  <text:list>
                    <text:list-item>
                      <text:p text:style-name="P9">.bmp</text:p>
                    </text:list-item>
                    <text:list-item>
                      <text:p text:style-name="P9">.float</text:p>
                    </text:list-item>
                    <text:list-item>
                      <text:p text:style-name="P9">.pcx</text:p>
                    </text:list-item>
                    <text:list-item>
                      <text:p text:style-name="P9">.png</text:p>
                    </text:list-item>
                    <text:list-item>
                      <text:p text:style-name="P9">.psd</text:p>
                    </text:list-item>
                    <text:list-item>
                      <text:p text:style-name="P9">.tga</text:p>
                    </text:list-item>
                    <text:list-item>
                      <text:p text:style-name="P9">.jpg</text:p>
                    </text:list-item>
                    <text:list-item>
                      <text:p text:style-name="P9">.exr</text:p>
                    </text:list-item>
                    <text:list-item>
                      <text:p text:style-name="P9"><text:soft-page-break/>.dds (cubemap)</text:p>
                    </text:list-item>
                    <text:list-item>
                      <text:p text:style-name="P9">.hdr (cubemap)</text:p>
                    </text:list-item>
                  </text:list>
                </text:list-item>
              </text:list>
            </text:list-item>
            <text:list-item>
              <text:p text:style-name="P10">Texture Sample Node</text:p>
            </text:list-item>
          </text:list>
        </text:list-item>
      </text:list>
      <text:p text:style-name="Heading"><text:tab/>Properties</text:p>
      <text:p text:style-name="P2"><text:a xlink:type="simple" xlink:href="https://docs.unrealengine.com/latest/INT/Engine/Rendering/Materials/MaterialProperties/index.html" text:style-name="Internet_20_link" text:visited-style-name="Visited_20_Internet_20_Link">https://docs.unrealengine.com/latest/INT/Engine/Rendering/Materials/MaterialProperties/index.html</text:a></text:p>
      <text:list xml:id="list211456343914551" text:continue-numbering="true" text:style-name="L3">
        <text:list-item>
          <text:list>
            <text:list-item>
              <text:p text:style-name="P11">Define how Materials behave</text:p>
            </text:list-item>
            <text:list-item>
              <text:p text:style-name="P11">Select Main Material Node in Material Editor</text:p>
            </text:list-item>
            <text:list-item>
              <text:p text:style-name="P11">Physical Material</text:p>
              <text:list>
                <text:list-item>
                  <text:p text:style-name="P12">Physical Material asset associated with the material </text:p>
                </text:list-item>
                <text:list-item>
                  <text:p text:style-name="P11">Definition of its physical properties; Friction, bounce etc.</text:p>
                </text:list-item>
                <text:list-item>
                  <text:p text:style-name="P12">Has no visual effect on the material</text:p>
                </text:list-item>
              </text:list>
            </text:list-item>
            <text:list-item>
              <text:p text:style-name="P12">Material</text:p>
              <text:list>
                <text:list-item>
                  <text:p text:style-name="P12">Material Domain</text:p>
                  <text:list>
                    <text:list-item>
                      <text:p text:style-name="P12">How the material will be used.</text:p>
                    </text:list-item>
                  </text:list>
                </text:list-item>
                <text:list-item>
                  <text:p text:style-name="P12">Blend Mode</text:p>
                  <text:list>
                    <text:list-item>
                      <text:p text:style-name="P12">How the material will blend over things in the background.</text:p>
                    </text:list-item>
                    <text:list-item>
                      <text:p text:style-name="P12">BLEND_Opaque</text:p>
                      <text:list>
                        <text:list-item>
                          <text:p text:style-name="P12">Will occlude background</text:p>
                        </text:list-item>
                        <text:list-item>
                          <text:p text:style-name="P12">Compatible with dynamic lighting</text:p>
                        </text:list-item>
                      </text:list>
                    </text:list-item>
                    <text:list-item>
                      <text:p text:style-name="P12">BLEND_Masked</text:p>
                      <text:list>
                        <text:list-item>
                          <text:p text:style-name="P12">Will be fully opaque if opacity is greater than the <text:span text:style-name="T2">OpacityMaskClipValue</text:span>, otherwise it will be fully transparent.</text:p>
                        </text:list-item>
                        <text:list-item>
                          <text:p text:style-name="P12">Compatible with dynamic lighting</text:p>
                        </text:list-item>
                      </text:list>
                    </text:list-item>
                    <text:list-item>
                      <text:p text:style-name="P13">BLEND_Translucent</text:p>
                      <text:list>
                        <text:list-item>
                          <text:p text:style-name="P13">Variable Opacity</text:p>
                        </text:list-item>
                        <text:list-item>
                          <text:p text:style-name="P13">Not compatible with dynamic lighting</text:p>
                        </text:list-item>
                      </text:list>
                    </text:list-item>
                    <text:list-item>
                      <text:p text:style-name="P13">BLEND_Additive</text:p>
                      <text:list>
                        <text:list-item>
                          <text:p text:style-name="P13">Adds to background</text:p>
                        </text:list-item>
                        <text:list-item>
                          <text:p text:style-name="P13">Not compatible with dynamic lighting</text:p>
                        </text:list-item>
                      </text:list>
                    </text:list-item>
                    <text:list-item>
                      <text:p text:style-name="P13">BLEND_Modulate</text:p>
                      <text:list>
                        <text:list-item>
                          <text:p text:style-name="P13">Multiplicative to background</text:p>
                        </text:list-item>
                        <text:list-item>
                          <text:p text:style-name="P13">Not compatible with dynamic lighting or fog</text:p>
                        </text:list-item>
                      </text:list>
                    </text:list-item>
                  </text:list>
                </text:list-item>
                <text:list-item>
                  <text:p text:style-name="P13">Shading Model</text:p>
                  <text:list>
                    <text:list-item>
                      <text:p text:style-name="P13">Determines how inputs are combined <text:s/>to make final surface</text:p>
                      <text:list>
                        <text:list-item>
                          <text:p text:style-name="P13">Default Lit</text:p>
                          <text:list>
                            <text:list-item>
                              <text:p text:style-name="P13">Default model</text:p>
                            </text:list-item>
                          </text:list>
                        </text:list-item>
                        <text:list-item>
                          <text:p text:style-name="P13">Unlit</text:p>
                          <text:list>
                            <text:list-item>
                              <text:p text:style-name="P13">No response to light</text:p>
                            </text:list-item>
                            <text:list-item>
                              <text:p text:style-name="P13">Emissive and opacity only</text:p>
                            </text:list-item>
                          </text:list>
                        </text:list-item>
                        <text:list-item>
                          <text:p text:style-name="P13">Subsurface</text:p>
                          <text:list>
                            <text:list-item>
                              <text:p text:style-name="P13">Subsurface scattering materials</text:p>
                            </text:list-item>
                            <text:list-item>
                              <text:p text:style-name="P13">Ice, wax, etc.</text:p>
                            </text:list-item>
                            <text:list-item>
                              <text:p text:style-name="P13">Activates Subsurface Color input</text:p>
                            </text:list-item>
                          </text:list>
                        </text:list-item>
                        <text:list-item>
                          <text:p text:style-name="P13">Preintegrated Skin</text:p>
                          <text:list>
                            <text:list-item>
                              <text:p text:style-name="P13"><text:soft-page-break/>Material for humas skin</text:p>
                            </text:list-item>
                            <text:list-item>
                              <text:p text:style-name="P13">Activates Subsurface Color input</text:p>
                            </text:list-item>
                          </text:list>
                        </text:list-item>
                        <text:list-item>
                          <text:p text:style-name="P13">Clear Coat</text:p>
                          <text:list>
                            <text:list-item>
                              <text:p text:style-name="P13">Translucent coating</text:p>
                            </text:list-item>
                            <text:list-item>
                              <text:p text:style-name="P14">Car paint, lacquer, etc.</text:p>
                            </text:list-item>
                            <text:list-item>
                              <text:p text:style-name="P14">Activates Clear Coat and Clear Coat Roughness inputs</text:p>
                            </text:list-item>
                          </text:list>
                        </text:list-item>
                        <text:list-item>
                          <text:p text:style-name="P15">Subsurface Profile</text:p>
                          <text:list>
                            <text:list-item>
                              <text:p text:style-name="P15">Advanced subsurface scattering shader.</text:p>
                            </text:list-item>
                            <text:list-item>
                              <text:p text:style-name="P66">Skin, ice, wax, etc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Opacity Clip Mask Value</text:p>
                      <text:list>
                        <text:list-item>
                          <text:p text:style-name="P15">Sets threshold for opacity clip <text:span text:style-name="T18">in masked blend mode.</text:span></text:p>
                        </text:list-item>
                      </text:list>
                    </text:list-item>
                    <text:list-item>
                      <text:p text:style-name="P15">Two Sided</text:p>
                      <text:list>
                        <text:list-item>
                          <text:p text:style-name="P15">Calculates lighting for both mesh faces</text:p>
                        </text:list-item>
                      </text:list>
                    </text:list-item>
                    <text:list-item>
                      <text:p text:style-name="P16">Tangent Space Normal</text:p>
                      <text:list>
                        <text:list-item>
                          <text:p text:style-name="P16">Calculate normals from object surface rather than world space.</text:p>
                        </text:list-item>
                      </text:list>
                    </text:list-item>
                    <text:list-item>
                      <text:p text:style-name="P16">Use Material Attributes</text:p>
                      <text:list>
                        <text:list-item>
                          <text:p text:style-name="P16">Condenses Main Material Node to one input</text:p>
                        </text:list-item>
                        <text:list-item>
                          <text:p text:style-name="P16">Good for layered materials.</text:p>
                        </text:list-item>
                      </text:list>
                    </text:list-item>
                    <text:list-item>
                      <text:p text:style-name="P16">Num Customized Uvs</text:p>
                      <text:list>
                        <text:list-item>
                          <text:p text:style-name="P16">Number of UV inputs to display</text:p>
                        </text:list-item>
                        <text:list-item>
                          <text:p text:style-name="P17">Used for interacting with the vertex shader</text:p>
                        </text:list-item>
                      </text:list>
                    </text:list-item>
                    <text:list-item>
                      <text:p text:style-name="P16">Generate Spherical Particle Normals</text:p>
                      <text:list>
                        <text:list-item>
                          <text:p text:style-name="P16">surface normals remain spherical as you rotate the camera</text:p>
                        </text:list-item>
                        <text:list-item>
                          <text:p text:style-name="P16">useful for volumetric particle systems</text:p>
                        </text:list-item>
                      </text:list>
                    </text:list-item>
                    <text:list-item>
                      <text:p text:style-name="P18">Emissive (Dynamic Area Light)</text:p>
                      <text:list>
                        <text:list-item>
                          <text:p text:style-name="P18">Materials emissive color is injected into the Light Propagation Volume.</text:p>
                        </text:list-item>
                      </text:list>
                    </text:list-item>
                    <text:list-item>
                      <text:p text:style-name="P19">Wire Frame</text:p>
                      <text:list>
                        <text:list-item>
                          <text:p text:style-name="P19">Enables a wire frame view of the applied mesh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Translucency</text:p>
              <text:list>
                <text:list-item>
                  <text:p text:style-name="P19">Defines translucency behavior.</text:p>
                </text:list-item>
              </text:list>
            </text:list-item>
            <text:list-item>
              <text:p text:style-name="P19">Translucency Self Shadowing</text:p>
              <text:list>
                <text:list-item>
                  <text:p text:style-name="P19">Provides a way to get volumetrically lit translucent objects. <text:span text:style-name="T3">Smoke, steam, etc.</text:span></text:p>
                </text:list-item>
                <text:list-item>
                  <text:p text:style-name="P19">Broken into Self Shadow Density and Second Self Shadow Density <text:span text:style-name="T3">to allow for variation in throughout the self shadow.</text:span></text:p>
                </text:list-item>
              </text:list>
            </text:list-item>
            <text:list-item>
              <text:p text:style-name="P20">Usage</text:p>
              <text:list>
                <text:list-item>
                  <text:p text:style-name="P20">Used to control the types of objects on which the material can be used</text:p>
                </text:list-item>
                <text:list-item>
                  <text:p text:style-name="P20">Allows the engine to compile special versions of the material for each application</text:p>
                </text:list-item>
                <text:list-item>
                  <text:p text:style-name="P20">Only valid for Surface Material Domain</text:p>
                </text:list-item>
              </text:list>
            </text:list-item>
            <text:list-item>
              <text:p text:style-name="P20">Mobile</text:p>
              <text:list>
                <text:list-item>
                  <text:p text:style-name="P20">Settings for mobile optimization</text:p>
                </text:list-item>
              </text:list>
            </text:list-item>
            <text:list-item>
              <text:p text:style-name="P20">Tessellation</text:p>
              <text:list>
                <text:list-item>
                  <text:p text:style-name="P20">Runtime mesh tessellation settings</text:p>
                </text:list-item>
                <text:list-item>
                  <text:p text:style-name="P20">Allows you to add more physical detail to meshes at runtime at the cost of performance</text:p>
                </text:list-item>
              </text:list>
            </text:list-item>
            <text:list-item>
              <text:p text:style-name="P21">Post Process Material</text:p>
              <text:list>
                <text:list-item>
                  <text:p text:style-name="P21">Properties for Post Process Materials</text:p>
                </text:list-item>
              </text:list>
            </text:list-item>
            <text:list-item>
              <text:p text:style-name="P22"><text:soft-page-break/>Lightmass</text:p>
              <text:list>
                <text:list-item>
                  <text:p text:style-name="P22">Effect of transluce on static lighting </text:p>
                </text:list-item>
              </text:list>
            </text:list-item>
            <text:list-item>
              <text:p text:style-name="P21">Material Interface</text:p>
              <text:list>
                <text:list-item>
                  <text:p text:style-name="P21">Allows you to set a custom mesh in the preview pane</text:p>
                </text:list-item>
              </text:list>
            </text:list-item>
            <text:list-item>
              <text:p text:style-name="P21">Thumbnail</text:p>
              <text:list>
                <text:list-item>
                  <text:p text:style-name="P21">Properties of the thumbnail preview</text:p>
                </text:list-item>
              </text:list>
            </text:list-item>
          </text:list>
          <text:p text:style-name="P73">Inputs</text:p>
        </text:list-item>
      </text:list>
      <text:p text:style-name="P3"><text:a xlink:type="simple" xlink:href="https://docs.unrealengine.com/latest/INT/Engine/Rendering/Materials/MaterialInputs/index.html" text:style-name="Internet_20_link" text:visited-style-name="Visited_20_Internet_20_Link">https://docs.unrealengine.com/latest/INT/Engine/Rendering/Materials/MaterialInputs/index.html</text:a></text:p>
      <text:list xml:id="list211455731555703" text:continue-numbering="true" text:style-name="L3">
        <text:list-item>
          <text:list>
            <text:list-item>
              <text:p text:style-name="P23">Feed values into the material to define the physical surface.</text:p>
            </text:list-item>
            <text:list-item>
              <text:p text:style-name="P23">Some inputs are automatic<text:span text:style-name="T4">ally</text:span> disabled based on:</text:p>
              <text:list>
                <text:list-item>
                  <text:p text:style-name="P23">Material Domain</text:p>
                </text:list-item>
                <text:list-item>
                  <text:p text:style-name="P23">Shading Model</text:p>
                </text:list-item>
                <text:list-item>
                  <text:p text:style-name="P23">Blend Mode</text:p>
                </text:list-item>
              </text:list>
            </text:list-item>
            <text:list-item>
              <text:p text:style-name="P24">Base Color</text:p>
              <text:list>
                <text:list-item>
                  <text:p text:style-name="P24">Defines overall color</text:p>
                </text:list-item>
                <text:list-item>
                  <text:p text:style-name="P24">Vector3 (RGB)</text:p>
                </text:list-item>
              </text:list>
            </text:list-item>
            <text:list-item>
              <text:p text:style-name="P24">Metallic</text:p>
              <text:list>
                <text:list-item>
                  <text:p text:style-name="P24">How metal like the surface is</text:p>
                </text:list-item>
                <text:list-item>
                  <text:p text:style-name="P25">Non-metals = 0.0 <text:span text:style-name="T5">(black)</text:span></text:p>
                </text:list-item>
                <text:list-item>
                  <text:p text:style-name="P25">Metals = 1.0 <text:span text:style-name="T5">(white)</text:span></text:p>
                </text:list-item>
              </text:list>
            </text:list-item>
            <text:list-item>
              <text:p text:style-name="P24">Specular</text:p>
              <text:list>
                <text:list-item>
                  <text:p text:style-name="P24">scales the specularity of non-metallic surfaces</text:p>
                </text:list-item>
                <text:list-item>
                  <text:p text:style-name="P24">no effect on metals</text:p>
                </text:list-item>
                <text:list-item>
                  <text:p text:style-name="P25"><text:span text:style-name="T5">No Specular = </text:span>0.0 <text:span text:style-name="T5">(black)</text:span></text:p>
                </text:list-item>
                <text:list-item>
                  <text:p text:style-name="P25"><text:span text:style-name="T5">High Specular =</text:span> 1.0 <text:span text:style-name="T5">(white)</text:span></text:p>
                </text:list-item>
              </text:list>
            </text:list-item>
            <text:list-item>
              <text:p text:style-name="P26">Roughness</text:p>
              <text:list>
                <text:list-item>
                  <text:p text:style-name="P26">Controls how rough a material appears</text:p>
                </text:list-item>
                <text:list-item>
                  <text:p text:style-name="P26">Rough material will scatter more light</text:p>
                </text:list-item>
                <text:list-item>
                  <text:p text:style-name="P26">Smooth (mirror) = 0.0 (black)</text:p>
                </text:list-item>
                <text:list-item>
                  <text:p text:style-name="P26">Rough (matte) = 1.0 (white)</text:p>
                </text:list-item>
              </text:list>
            </text:list-item>
            <text:list-item>
              <text:p text:style-name="P26">Emissive Color</text:p>
              <text:list>
                <text:list-item>
                  <text:p text:style-name="P26">Controls emissive areas and intensity</text:p>
                </text:list-item>
                <text:list-item>
                  <text:p text:style-name="P27">Vector3 (RGB)</text:p>
                </text:list-item>
                <text:list-item>
                  <text:p text:style-name="P27">No Emission = 0.0 (black)</text:p>
                </text:list-item>
                <text:list-item>
                  <text:p text:style-name="P27">Full Emission = 1.0 (white)</text:p>
                </text:list-item>
                <text:list-item>
                  <text:p text:style-name="P26">Can be overdriven if HDR lighting is supported</text:p>
                </text:list-item>
              </text:list>
            </text:list-item>
            <text:list-item>
              <text:p text:style-name="P26">Opacity</text:p>
              <text:list>
                <text:list-item>
                  <text:p text:style-name="P28">Translucent Blend Mode</text:p>
                </text:list-item>
                <text:list-item>
                  <text:p text:style-name="P28">Transparent = 0.0 (black)</text:p>
                </text:list-item>
                <text:list-item>
                  <text:p text:style-name="P28">Opaque = 1.0 (white)</text:p>
                </text:list-item>
              </text:list>
            </text:list-item>
            <text:list-item>
              <text:p text:style-name="P28">Opacity mask</text:p>
              <text:list>
                <text:list-item>
                  <text:p text:style-name="P29">Masked Blend Mode</text:p>
                </text:list-item>
                <text:list-item>
                  <text:p text:style-name="P29">Hard cutoff at clip value</text:p>
                </text:list-item>
                <text:list-item>
                  <text:p text:style-name="P29">Transparent &lt; OpacityMaskClipValue</text:p>
                </text:list-item>
                <text:list-item>
                  <text:p text:style-name="P29"><text:soft-page-break/>Opaque &gt; OpacityMaskClipValue</text:p>
                </text:list-item>
              </text:list>
            </text:list-item>
            <text:list-item>
              <text:p text:style-name="P29">Normal</text:p>
              <text:list>
                <text:list-item>
                  <text:p text:style-name="P29">Takes a normal map</text:p>
                </text:list-item>
                <text:list-item>
                  <text:p text:style-name="P30">perturbates the normal of the pixel</text:p>
                </text:list-item>
              </text:list>
            </text:list-item>
            <text:list-item>
              <text:p text:style-name="P31">World position offset</text:p>
              <text:list>
                <text:list-item>
                  <text:p text:style-name="P31">Allows mesh vertices to be manipulated in world space by the material</text:p>
                </text:list-item>
                <text:list-item>
                  <text:p text:style-name="P31">Useful for making objects and surfaces move, change shape, ambient animation etc.</text:p>
                </text:list-item>
                <text:list-item>
                  <text:p text:style-name="P32">Renderer uses original bounds</text:p>
                </text:list-item>
              </text:list>
            </text:list-item>
            <text:list-item>
              <text:p text:style-name="P31">World Displacement</text:p>
              <text:list>
                <text:list-item>
                  <text:p text:style-name="P31">Similar to world position offset</text:p>
                </text:list-item>
                <text:list-item>
                  <text:p text:style-name="P31">uses tesselation <text:span text:style-name="T6">vertices rather than the base mesh vertices</text:span></text:p>
                </text:list-item>
                <text:list-item>
                  <text:p text:style-name="P32">Material must have tesselation enabled</text:p>
                </text:list-item>
              </text:list>
            </text:list-item>
            <text:list-item>
              <text:p text:style-name="P33">Tesselation Multiplier</text:p>
              <text:list>
                <text:list-item>
                  <text:p text:style-name="P33">Controls amount of tesselation</text:p>
                </text:list-item>
              </text:list>
            </text:list-item>
            <text:list-item>
              <text:p text:style-name="P33">Subsurface Color</text:p>
              <text:list>
                <text:list-item>
                  <text:p text:style-name="P33">simulates shifts in color of light as it passes through the surface</text:p>
                </text:list-item>
                <text:list-item>
                  <text:p text:style-name="P33">must have Subsurface Shading Model</text:p>
                </text:list-item>
              </text:list>
            </text:list-item>
            <text:list-item>
              <text:p text:style-name="P33">Ambient Occlusion</text:p>
              <text:list>
                <text:list-item>
                  <text:p text:style-name="P33">simulates self-shadowing</text:p>
                </text:list-item>
                <text:list-item>
                  <text:p text:style-name="P33">AO Map</text:p>
                </text:list-item>
              </text:list>
            </text:list-item>
            <text:list-item>
              <text:p text:style-name="P33">Refraction</text:p>
              <text:list>
                <text:list-item>
                  <text:p text:style-name="P33">simulates refraction index</text:p>
                </text:list-item>
              </text:list>
            </text:list-item>
            <text:list-item>
              <text:p text:style-name="P33">Clear Coat</text:p>
              <text:list>
                <text:list-item>
                  <text:p text:style-name="P33">Requires clear coat shader models</text:p>
                </text:list-item>
                <text:list-item>
                  <text:p text:style-name="P33">Amount of clear layer</text:p>
                </text:list-item>
                <text:list-item>
                  <text:p text:style-name="P33">No CC Layer = 0.0 (black)</text:p>
                </text:list-item>
                <text:list-item>
                  <text:p text:style-name="P33">Full CC Layer = 1.0 (white)</text:p>
                </text:list-item>
              </text:list>
            </text:list-item>
            <text:list-item>
              <text:p text:style-name="P33">Clear Coat Roughness</text:p>
              <text:list>
                <text:list-item>
                  <text:p text:style-name="P34">Roughness of the clear coat</text:p>
                </text:list-item>
              </text:list>
            </text:list-item>
          </text:list>
        </text:list-item>
      </text:list>
      <text:p text:style-name="P74">Material <text:span text:style-name="T10">Instances</text:span></text:p>
      <text:p text:style-name="P71"><text:a xlink:type="simple" xlink:href="https://docs.unrealengine.com/latest/INT/Engine/Rendering/Materials/MaterialInstances/index.html" text:style-name="Internet_20_link" text:visited-style-name="Visited_20_Internet_20_Link">https://docs.unrealengine.com/latest/INT/Engine/Rendering/Materials/MaterialInstances/index.html</text:a></text:p>
      <text:list xml:id="list1654929117179166151" text:style-name="L5">
        <text:list-item>
          <text:p text:style-name="P39">Can be changed without recompilation <text:span text:style-name="T9">or at runtime.</text:span></text:p>
        </text:list-item>
        <text:list-item>
          <text:p text:style-name="P40">Material Parameter<text:span text:style-name="T9">s:</text:span></text:p>
          <text:list>
            <text:list-item>
              <text:p text:style-name="P42">Parameters can be exposed to <text:span text:style-name="T9">Material Instance Editor, Blueprints and code.</text:span></text:p>
            </text:list-item>
            <text:list-item>
              <text:p text:style-name="P40">Designate properties as editable <text:span text:style-name="T7">through parameters:</text:span></text:p>
              <text:list>
                <text:list-item>
                  <text:p text:style-name="P41">Right Click <text:span text:style-name="T8">on Node</text:span>&gt; Convert to Parameter</text:p>
                </text:list-item>
                <text:list-item>
                  <text:p text:style-name="P44">Search in Pallet &gt; Drag into Graph</text:p>
                </text:list-item>
                <text:list-item>
                  <text:p text:style-name="P45">Right Click on Graph &gt; Search in Context Menu</text:p>
                </text:list-item>
              </text:list>
            </text:list-item>
            <text:list-item>
              <text:p text:style-name="P46">Material Instance Constant:</text:p>
              <text:list>
                <text:list-item>
                  <text:p text:style-name="P46">Instanced Material which only calculates once prior to runtime.</text:p>
                </text:list-item>
                <text:list-item>
                  <text:p text:style-name="P47">Same runtime performance as regular materials.</text:p>
                </text:list-item>
                <text:list-item>
                  <text:p text:style-name="P47">Allows for variation of a base material.</text:p>
                </text:list-item>
                <text:list-item>
                  <text:p text:style-name="P47">Right Click on a Material &gt; Create Material Instance</text:p>
                </text:list-item>
                <text:list-item>
                  <text:p text:style-name="P47"><text:soft-page-break/>Material Instance Editor:</text:p>
                  <text:list>
                    <text:list-item>
                      <text:list>
                        <text:list-item>
                          <text:p text:style-name="P35"><text:span text:style-name="T10">Double Click on a Material Instance.</text:span></text:p>
                        </text:list-item>
                        <text:list-item>
                          <text:p text:style-name="P35"><text:span text:style-name="T10">Allows you to edit the parameters of the Material Instance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Material Dynamic Instance:</text:p>
              <text:list>
                <text:list-item>
                  <text:p text:style-name="P48">Instanced Material which can <text:span text:style-name="T11">re</text:span>calculate<text:span text:style-name="T11">d</text:span> <text:span text:style-name="T11">during</text:span> runtime.</text:p>
                </text:list-item>
                <text:list-item>
                  <text:p text:style-name="P49">Parameters can be altered at runtime by Blueprints and C++ code:</text:p>
                  <text:list>
                    <text:list-item>
                      <text:p text:style-name="P36"><text:span text:style-name="T11">Create Dynamic Material Instance from a Material reference.</text:span></text:p>
                    </text:list-item>
                    <text:list-item>
                      <text:p text:style-name="P50">Feed <text:span text:style-name="T12">output </text:span>into Set Parameter nodes.</text:p>
                    </text:list-item>
                    <text:list-item>
                      <text:p text:style-name="P51">Feed output into <text:span text:style-name="T13">mesh’s </text:span>Set Material node.</text:p>
                    </text:list-item>
                  </text:list>
                </text:list-item>
              </text:list>
            </text:list-item>
            <text:list-item>
              <text:p text:style-name="P52">Parameter Groups</text:p>
              <text:list>
                <text:list-item>
                  <text:p text:style-name="P52">Allow for organization in the Material Instance Editor.</text:p>
                </text:list-item>
                <text:list-item>
                  <text:p text:style-name="P52">Select Parameter Node &gt; Properties &gt; Assign to Group</text:p>
                </text:list-item>
              </text:list>
            </text:list-item>
            <text:list-item>
              <text:p text:style-name="P52">Parameter Types:</text:p>
              <text:list>
                <text:list-item>
                  <text:p text:style-name="P36"><text:span text:style-name="T13">Scalar Parameter</text:span></text:p>
                  <text:list>
                    <text:list-item>
                      <text:list>
                        <text:list-item>
                          <text:p text:style-name="P53">Float value</text:p>
                        </text:list-item>
                      </text:list>
                    </text:list-item>
                  </text:list>
                </text:list-item>
                <text:list-item>
                  <text:p text:style-name="P53">Vector Parameter</text:p>
                  <text:list>
                    <text:list-item>
                      <text:list>
                        <text:list-item>
                          <text:p text:style-name="P53">4 Channel vector </text:p>
                        </text:list-item>
                        <text:list-item>
                          <text:p text:style-name="P53">RGBA, position, etc.</text:p>
                        </text:list-item>
                      </text:list>
                    </text:list-item>
                  </text:list>
                </text:list-item>
                <text:list-item>
                  <text:p text:style-name="P53">Texture Parameter</text:p>
                  <text:list>
                    <text:list-item>
                      <text:list>
                        <text:list-item>
                          <text:p text:style-name="P37"><text:span text:style-name="T14">Several textures parameters for different types of texture data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3">Static Parameter</text:p>
                  <text:list>
                    <text:list-item>
                      <text:list>
                        <text:list-item>
                          <text:p text:style-name="P53">Only applied at compile time.</text:p>
                        </text:list-item>
                        <text:list-item>
                          <text:p text:style-name="P53">Only editable through Material Instance Editor.</text:p>
                        </text:list-item>
                        <text:list-item>
                          <text:p text:style-name="P38"><text:span text:style-name="T14">Produce more optimal code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MaterialParameterCollections</text:p>
            </text:list-item>
          </text:list>
        </text:list-item>
      </text:list>
      <text:p text:style-name="Heading">Material Functions</text:p>
      <text:p text:style-name="P62"><text:a xlink:type="simple" xlink:href="https://docs.unrealengine.com/latest/INT/Engine/Rendering/Materials/Functions/index.html" text:style-name="Internet_20_link" text:visited-style-name="Visited_20_Internet_20_Link">https://docs.unrealengine.com/latest/INT/Engine/Rendering/Materials/Functions/index.html</text:a></text:p>
      <text:list xml:id="list2921400481303191827" text:style-name="L9">
        <text:list-item>
          <text:list>
            <text:list-item>
              <text:p text:style-name="P67">Self contained Material Expression graphs.</text:p>
            </text:list-item>
            <text:list-item>
              <text:p text:style-name="P56">Content Browser &gt; Add New &gt; Materials &amp; Textures &gt; Material Function</text:p>
            </text:list-item>
            <text:list-item>
              <text:p text:style-name="P56">Output Node</text:p>
            </text:list-item>
            <text:list-item>
              <text:p text:style-name="P56">Input Node</text:p>
            </text:list-item>
            <text:list-item>
              <text:p text:style-name="P56">Publish to Library:</text:p>
              <text:list>
                <text:list-item>
                  <text:p text:style-name="P56">Deselect all Nodes &gt; Details &gt; Expose to Library</text:p>
                </text:list-item>
              </text:list>
            </text:list-item>
            <text:list-item>
              <text:p text:style-name="P56">MakeMaterialAttributes</text:p>
              <text:list>
                <text:list-item>
                  <text:p text:style-name="P56">Outputs a complete material.</text:p>
                </text:list-item>
                <text:list-item>
                  <text:p text:style-name="P56">Feed into Output Result Node.</text:p>
                </text:list-item>
              </text:list>
            </text:list-item>
            <text:list-item>
              <text:p text:style-name="P69">BreakMaterialAttributes</text:p>
            </text:list-item>
          </text:list>
        </text:list-item>
      </text:list>
      <text:p text:style-name="P74">Layered Materials</text:p>
      <text:p text:style-name="P72"><text:a xlink:type="simple" xlink:href="https://docs.unrealengine.com/latest/INT/Engine/Rendering/Materials/LayeredMaterials/index.html" text:style-name="Internet_20_link" text:visited-style-name="Visited_20_Internet_20_Link">https://docs.unrealengine.com/latest/INT/Engine/Rendering/Materials/LayeredMaterials/index.html</text:a></text:p>
      <text:list xml:id="list211456554438547" text:continue-numbering="true" text:style-name="L9">
        <text:list-item>
          <text:p text:style-name="P54">A single material which has a series of sub-materials (layers) that can be placed across a surface using per-pixel operations, such as masks.</text:p>
        </text:list-item>
        <text:list-item>
          <text:p text:style-name="P54">Perfect for handling complex blending between unique surface types.</text:p>
        </text:list-item>
        <text:list-item>
          <text:p text:style-name="P63"><text:soft-page-break/><text:span text:style-name="T16">Performance Intensive.</text:span></text:p>
        </text:list-item>
        <text:list-item>
          <text:p text:style-name="P68">Use Material Functions</text:p>
        </text:list-item>
        <text:list-item>
          <text:p text:style-name="P55">Create Material Layer:</text:p>
        </text:list-item>
      </text:list>
      <text:list xml:id="list3044555679339467086" text:style-name="L10">
        <text:list-item>
          <text:list>
            <text:list-item>
              <text:p text:style-name="P57">Create <text:span text:style-name="T15">a new M</text:span>aterial and <text:span text:style-name="T15">tweak to perfection.</text:span></text:p>
            </text:list-item>
            <text:list-item>
              <text:p text:style-name="P58">Create a new Material Function from Content Browser.</text:p>
            </text:list-item>
            <text:list-item>
              <text:p text:style-name="P58">Copy all the nodes from the Material and paste in Material Function.</text:p>
            </text:list-item>
            <text:list-item>
              <text:p text:style-name="P58">Connect network to a MakeMaterialAttributes node.</text:p>
            </text:list-item>
            <text:list-item>
              <text:p text:style-name="P58">Save the Function.</text:p>
            </text:list-item>
            <text:list-item>
              <text:p text:style-name="P58">Drag the Material Function into the Material Editor.</text:p>
            </text:list-item>
            <text:list-item>
              <text:p text:style-name="P58">Blend multiple layers using Material Layer Blend Functions.</text:p>
            </text:list-item>
          </text:list>
        </text:list-item>
      </text:list>
      <text:list xml:id="list211456023201631" text:continue-list="list211456554438547" text:style-name="L9">
        <text:list-item>
          <text:p text:style-name="P59">Material Layer Blend Functions</text:p>
          <text:list>
            <text:list-item>
              <text:p text:style-name="P59">Pallet &gt; MaterialLayerBlend &gt; Choose Blend Type &gt; Drag onto Graph</text:p>
            </text:list-item>
            <text:list-item>
              <text:p text:style-name="P59">Allow for specialized blends.</text:p>
            </text:list-item>
          </text:list>
        </text:list-item>
        <text:list-item>
          <text:p text:style-name="P60">Instancing</text:p>
          <text:list>
            <text:list-item>
              <text:p text:style-name="P61">Feed top level parameter into function input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3c6a2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3:37:38.960733267</meta:creation-date>
    <meta:generator>LibreOffice/5.1.4.2$Linux_X86_64 LibreOffice_project/10m0$Build-2</meta:generator>
    <dc:date>2016-10-23T21:14:55.455129217</dc:date>
    <meta:editing-duration>PT3H8M21S</meta:editing-duration>
    <meta:editing-cycles>44</meta:editing-cycles>
    <meta:document-statistic meta:table-count="0" meta:image-count="0" meta:object-count="0" meta:page-count="7" meta:paragraph-count="266" meta:word-count="1493" meta:character-count="8939" meta:non-whitespace-character-count="7955"/>
  </office:meta>
</office:document-meta>
</file>